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1">
      <style:text-properties fo:background-color="#ffff00"/>
    </style:style>
    <style:style style:name="T1" style:family="text">
      <style:text-properties fo:background-color="#ffff0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7479104656286682455" text:style-name="L1">
        <text:list-item>
          <text:p text:style-name="P1">Permisos<text:span text:style-name="T1"> especiales (sticky bit</text:span>, suid, guid)</text:p>
        </text:list-item>
        <text:list-item>
          <text:p text:style-name="P1">Crear <text:span text:style-name="T1">scripts y ejecutarlos. Parámetros</text:span>.</text:p>
        </text:list-item>
        <text:list-item>
          <text:p text:style-name="P1">Comandos <text:span text:style-name="T1">cut, grep, wc, find,tail, head,</text:span> comodines </text:p>
        </text:list-item>
        <text:list-item>
          <text:p text:style-name="P1"><text:span text:style-name="T1">Redireccionamientos y tuberías</text:span>.</text:p>
        </text:list-item>
        <text:list-item>
          <text:p text:style-name="P2">Variables de entorno</text:p>
        </text:list-item>
        <text:list-item>
          <text:p text:style-name="P2">Comprimir y descomprimir.</text:p>
        </text:list-item>
        <text:list-item>
          <text:p text:style-name="P2">Tareas programadas con crontab y at</text:p>
          <text:p text:style-name="P1"/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1" svg:font-family="OpenSymbol" style:font-charset="x-symbol"/>
    <style:font-face style:name="OpenSymbol" svg:font-family="Open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Microsoft YaHei" style:font-size-asian="14pt" style:font-name-complex="Ari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15%"/>
    </style:style>
    <style:style style:name="List" style:family="paragraph" style:parent-style-name="Text_20_body" style:class="list">
      <style:text-properties style:font-size-asian="12pt" style:font-name-complex="Ari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/>
    </style:style>
    <style:style style:name="Bullet_20_Symbols" style:display-name="Bullet Symbols" style:family="text">
      <style:text-properties style:font-name="OpenSymbol1" style:font-name-asian="OpenSymbol1" style:font-name-complex="OpenSymbo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4-04-02T19:13:54.324000000</meta:creation-date>
    <meta:generator>OpenOffice/4.1.14$Win32 OpenOffice.org_project/4114m1$Build-9811</meta:generator>
    <dc:date>2024-04-07T21:55:32.32</dc:date>
    <meta:editing-duration>PT6H13M8S</meta:editing-duration>
    <meta:editing-cycles>7</meta:editing-cycles>
    <dc:creator>Daniel Ojeda Martel</dc:creator>
    <meta:document-statistic meta:table-count="0" meta:image-count="0" meta:object-count="0" meta:page-count="1" meta:paragraph-count="7" meta:word-count="40" meta:character-count="253"/>
  </office:meta>
</office:document-meta>
</file>